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6" style:family="table-cell" style:parent-style-name="Default"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req[GHz]</text:p>
          </table:table-cell>
          <table:table-cell office:value-type="string" calcext:value-type="string">
            <text:p>jitter main [MHz]</text:p>
          </table:table-cell>
          <table:table-cell office:value-type="string" calcext:value-type="string">
            <text:p>per. Jit. Freq. [Mhz]</text:p>
          </table:table-cell>
          <table:table-cell office:value-type="string" calcext:value-type="string">
            <text:p>per. Jit. Amp. [MHz]</text:p>
          </table:table-cell>
          <table:table-cell office:value-type="string" calcext:value-type="string">
            <text:p>period[ps]</text:p>
          </table:table-cell>
          <table:table-cell table:style-name="Default" office:value-type="string" calcext:value-type="string">
            <text:p>max.period[ps]</text:p>
          </table:table-cell>
          <table:table-cell table:style-name="Default" office:value-type="string" calcext:value-type="string">
            <text:p>min. period[ps]</text:p>
          </table:table-cell>
          <table:table-cell table:style-name="Default" office:value-type="string" calcext:value-type="string">
            <text:p>single time shift[ps]</text:p>
          </table:table-cell>
          <table:table-cell table:style-name="Default" office:value-type="string" calcext:value-type="string">
            <text:p>max period diff[ps]</text:p>
          </table:table-cell>
          <table:table-cell office:value-type="string" calcext:value-type="string">
            <text:p>total time shift[ps]</text:p>
          </table:table-cell>
          <table:table-cell office:value-type="string" calcext:value-type="string">
            <text:p>initial setup time[ps]</text:p>
          </table:table-cell>
          <table:table-cell office:value-type="string" calcext:value-type="string">
            <text:p>min setup time[ps]</text:p>
          </table:table-cell>
          <table:table-cell office:value-type="string" calcext:value-type="string">
            <text:p>min hold time[ps]</text:p>
          </table:table-cell>
          <table:table-cell office:value-type="string" calcext:value-type="string">
            <text:p>Setup-peak_vco_jit[ps]</text:p>
          </table:table-cell>
          <table:table-cell office:value-type="string" calcext:value-type="string">
            <text:p>Hold-peak_vco_jit[ps]</text:p>
          </table:table-cell>
          <table:table-cell office:value-type="string" calcext:value-type="string">
            <text:p>il. danych[kb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[%]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]*[.C2]/[.A2]/1000" office:value-type="float" office:value="0" calcext:value-type="float">
            <text:p>0</text:p>
          </table:table-cell>
          <table:table-cell table:style-name="ce1" table:formula="of:=1/[.A2]*1000" office:value-type="float" office:value="100" calcext:value-type="float">
            <text:p>100</text:p>
          </table:table-cell>
          <table:table-cell table:style-name="ce3" table:formula="of:=1/([.A2]*1000-[.D2])*1000000" office:value-type="float" office:value="100" calcext:value-type="float">
            <text:p>100.0000</text:p>
          </table:table-cell>
          <table:table-cell table:style-name="ce3" table:formula="of:=1/([.A2]*1000+[.D2])*1000000" office:value-type="float" office:value="100" calcext:value-type="float">
            <text:p>100.0000</text:p>
          </table:table-cell>
          <table:table-cell table:style-name="ce3" table:formula="of:=[.I2]*[.C2]/[.A2]/1000" office:value-type="float" office:value="0" calcext:value-type="float">
            <text:p>0.0000</text:p>
          </table:table-cell>
          <table:table-cell table:style-name="ce3" table:formula="of:=[.F2]-[.G2]" office:value-type="float" office:value="0" calcext:value-type="float">
            <text:p>0.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[.L2]-[.$C$38]/2" office:value-type="float" office:value="11.277" calcext:value-type="float">
            <text:p>11.277</text:p>
          </table:table-cell>
          <table:table-cell table:style-name="ce1" table:formula="of:=[.M2]-[.$C$38]/2" office:value-type="float" office:value="31.277" calcext:value-type="float">
            <text:p>31.2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Q2]/([.P2]*8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B3]*[.C3]/[.A3]/1000" office:value-type="float" office:value="0.5" calcext:value-type="float">
            <text:p>0.5</text:p>
          </table:table-cell>
          <table:table-cell table:formula="of:=1/[.A3]*1000" office:value-type="float" office:value="100" calcext:value-type="float">
            <text:p>100</text:p>
          </table:table-cell>
          <table:table-cell table:formula="of:=1/([.A3]*1000-[.D3])*1000000" office:value-type="float" office:value="100.005000250013" calcext:value-type="float">
            <text:p>100.0050</text:p>
          </table:table-cell>
          <table:table-cell table:formula="of:=1/([.A3]*1000+[.D3])*1000000" office:value-type="float" office:value="99.9950002499875" calcext:value-type="float">
            <text:p>99.9950</text:p>
          </table:table-cell>
          <table:table-cell table:formula="of:=[.I3]*[.C3]/[.A3]/1000" office:value-type="float" office:value="0.00010000000025002" calcext:value-type="float">
            <text:p>0.0001</text:p>
          </table:table-cell>
          <table:table-cell table:formula="of:=[.F3]-[.G3]" office:value-type="float" office:value="0.010000000025002" calcext:value-type="float">
            <text:p>0.0100</text:p>
          </table:table-cell>
          <table:table-cell office:value-type="float" office:value="0.318" calcext:value-type="float">
            <text:p>0.3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3]-[.$C$38]/2" office:value-type="float" office:value="9.277" calcext:value-type="float">
            <text:p>9.277</text:p>
          </table:table-cell>
          <table:table-cell table:formula="of:=[.M3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3]/([.P3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B4]*[.C4]/[.A4]/1000" office:value-type="float" office:value="1" calcext:value-type="float">
            <text:p>1</text:p>
          </table:table-cell>
          <table:table-cell table:formula="of:=1/[.A4]*1000" office:value-type="float" office:value="100" calcext:value-type="float">
            <text:p>100</text:p>
          </table:table-cell>
          <table:table-cell table:formula="of:=1/([.A4]*1000-[.D4])*1000000" office:value-type="float" office:value="100.0100010001" calcext:value-type="float">
            <text:p>100.0100</text:p>
          </table:table-cell>
          <table:table-cell table:formula="of:=1/([.A4]*1000+[.D4])*1000000" office:value-type="float" office:value="99.9900009999" calcext:value-type="float">
            <text:p>99.9900</text:p>
          </table:table-cell>
          <table:table-cell table:formula="of:=[.I4]*[.C4]/[.A4]/1000" office:value-type="float" office:value="0.000200000001999996" calcext:value-type="float">
            <text:p>0.0002</text:p>
          </table:table-cell>
          <table:table-cell table:formula="of:=[.F4]-[.G4]" office:value-type="float" office:value="0.0200000001999996" calcext:value-type="float">
            <text:p>0.0200</text:p>
          </table:table-cell>
          <table:table-cell office:value-type="float" office:value="0.637" calcext:value-type="float">
            <text:p>0.63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4]-[.$C$38]/2" office:value-type="float" office:value="9.277" calcext:value-type="float">
            <text:p>9.277</text:p>
          </table:table-cell>
          <table:table-cell table:formula="of:=[.M4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4]/([.P4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B5]*[.C5]/[.A5]/1000" office:value-type="float" office:value="2" calcext:value-type="float">
            <text:p>2</text:p>
          </table:table-cell>
          <table:table-cell table:formula="of:=1/[.A5]*1000" office:value-type="float" office:value="100" calcext:value-type="float">
            <text:p>100</text:p>
          </table:table-cell>
          <table:table-cell table:formula="of:=1/([.A5]*1000-[.D5])*1000000" office:value-type="float" office:value="100.0200040008" calcext:value-type="float">
            <text:p>100.0200</text:p>
          </table:table-cell>
          <table:table-cell table:formula="of:=1/([.A5]*1000+[.D5])*1000000" office:value-type="float" office:value="99.9800039992001" calcext:value-type="float">
            <text:p>99.9800</text:p>
          </table:table-cell>
          <table:table-cell table:formula="of:=[.I5]*[.C5]/[.A5]/1000" office:value-type="float" office:value="0.000400000016000064" calcext:value-type="float">
            <text:p>0.0004</text:p>
          </table:table-cell>
          <table:table-cell table:formula="of:=[.F5]-[.G5]" office:value-type="float" office:value="0.0400000016000064" calcext:value-type="float">
            <text:p>0.0400</text:p>
          </table:table-cell>
          <table:table-cell office:value-type="float" office:value="1.273" calcext:value-type="float">
            <text:p>1.27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5]-[.$C$38]/2" office:value-type="float" office:value="9.277" calcext:value-type="float">
            <text:p>9.277</text:p>
          </table:table-cell>
          <table:table-cell table:formula="of:=[.M5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5]/([.P5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B6]*[.C6]/[.A6]/1000" office:value-type="float" office:value="5" calcext:value-type="float">
            <text:p>5</text:p>
          </table:table-cell>
          <table:table-cell table:formula="of:=1/[.A6]*1000" office:value-type="float" office:value="100" calcext:value-type="float">
            <text:p>100</text:p>
          </table:table-cell>
          <table:table-cell table:formula="of:=1/([.A6]*1000-[.D6])*1000000" office:value-type="float" office:value="100.050025012506" calcext:value-type="float">
            <text:p>100.0500</text:p>
          </table:table-cell>
          <table:table-cell table:formula="of:=1/([.A6]*1000+[.D6])*1000000" office:value-type="float" office:value="99.9500249875063" calcext:value-type="float">
            <text:p>99.9500</text:p>
          </table:table-cell>
          <table:table-cell table:formula="of:=[.I6]*[.C6]/[.A6]/1000" office:value-type="float" office:value="0.00100000025" calcext:value-type="float">
            <text:p>0.0010</text:p>
          </table:table-cell>
          <table:table-cell table:formula="of:=[.F6]-[.G6]" office:value-type="float" office:value="0.100000025" calcext:value-type="float">
            <text:p>0.1000</text:p>
          </table:table-cell>
          <table:table-cell office:value-type="float" office:value="3.183" calcext:value-type="float">
            <text:p>3.18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L6]-[.$C$38]/2" office:value-type="float" office:value="7.277" calcext:value-type="float">
            <text:p>7.277</text:p>
          </table:table-cell>
          <table:table-cell table:formula="of:=[.M6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6]/([.P6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[.B7]*[.C7]/[.A7]/1000" office:value-type="float" office:value="15" calcext:value-type="float">
            <text:p>15</text:p>
          </table:table-cell>
          <table:table-cell table:formula="of:=1/[.A7]*1000" office:value-type="float" office:value="100" calcext:value-type="float">
            <text:p>100</text:p>
          </table:table-cell>
          <table:table-cell table:formula="of:=1/([.A7]*1000-[.D7])*1000000" office:value-type="float" office:value="100.150225338007" calcext:value-type="float">
            <text:p>100.1502</text:p>
          </table:table-cell>
          <table:table-cell table:formula="of:=1/([.A7]*1000+[.D7])*1000000" office:value-type="float" office:value="99.8502246630055" calcext:value-type="float">
            <text:p>99.8502</text:p>
          </table:table-cell>
          <table:table-cell table:formula="of:=[.I7]*[.C7]/[.A7]/1000" office:value-type="float" office:value="0.00300000675001513" calcext:value-type="float">
            <text:p>0.0030</text:p>
          </table:table-cell>
          <table:table-cell table:formula="of:=[.F7]-[.G7]" office:value-type="float" office:value="0.300000675001513" calcext:value-type="float">
            <text:p>0.3000</text:p>
          </table:table-cell>
          <table:table-cell office:value-type="float" office:value="9.55" calcext:value-type="float">
            <text:p>9.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L7]-[.$C$38]/2" office:value-type="float" office:value="3.277" calcext:value-type="float">
            <text:p>3.277</text:p>
          </table:table-cell>
          <table:table-cell table:formula="of:=[.M7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7]/([.P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[.B8]*[.C8]/[.A8]/1000" office:value-type="float" office:value="20" calcext:value-type="float">
            <text:p>20</text:p>
          </table:table-cell>
          <table:table-cell table:formula="of:=1/[.A8]*1000" office:value-type="float" office:value="100" calcext:value-type="float">
            <text:p>100</text:p>
          </table:table-cell>
          <table:table-cell table:formula="of:=1/([.A8]*1000-[.D8])*1000000" office:value-type="float" office:value="100.200400801603" calcext:value-type="float">
            <text:p>100.2004</text:p>
          </table:table-cell>
          <table:table-cell table:formula="of:=1/([.A8]*1000+[.D8])*1000000" office:value-type="float" office:value="99.8003992015968" calcext:value-type="float">
            <text:p>99.8004</text:p>
          </table:table-cell>
          <table:table-cell table:formula="of:=[.I8]*[.C8]/[.A8]/1000" office:value-type="float" office:value="0.00400001600006405" calcext:value-type="float">
            <text:p>0.0040</text:p>
          </table:table-cell>
          <table:table-cell table:formula="of:=[.F8]-[.G8]" office:value-type="float" office:value="0.400001600006405" calcext:value-type="float">
            <text:p>0.4000</text:p>
          </table:table-cell>
          <table:table-cell office:value-type="float" office:value="12.73" calcext:value-type="float">
            <text:p>12.73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6" table:formula="of:=[.L8]-[.$C$38]/2" office:value-type="float" office:value="1.277" calcext:value-type="float">
            <text:p>1.277</text:p>
          </table:table-cell>
          <table:table-cell table:formula="of:=[.M8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8]/([.P8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[.B9]*[.C9]/[.A9]/1000" office:value-type="float" office:value="25" calcext:value-type="float">
            <text:p>25</text:p>
          </table:table-cell>
          <table:table-cell table:formula="of:=1/[.A9]*1000" office:value-type="float" office:value="100" calcext:value-type="float">
            <text:p>100</text:p>
          </table:table-cell>
          <table:table-cell table:formula="of:=1/([.A9]*1000-[.D9])*1000000" office:value-type="float" office:value="100.250626566416" calcext:value-type="float">
            <text:p>100.2506</text:p>
          </table:table-cell>
          <table:table-cell table:formula="of:=1/([.A9]*1000+[.D9])*1000000" office:value-type="float" office:value="99.7506234413965" calcext:value-type="float">
            <text:p>99.7506</text:p>
          </table:table-cell>
          <table:table-cell table:formula="of:=[.I9]*[.C9]/[.A9]/1000" office:value-type="float" office:value="0.00500003125019532" calcext:value-type="float">
            <text:p>0.0050</text:p>
          </table:table-cell>
          <table:table-cell table:formula="of:=[.F9]-[.G9]" office:value-type="float" office:value="0.500003125019532" calcext:value-type="float">
            <text:p>0.5000</text:p>
          </table:table-cell>
          <table:table-cell office:value-type="float" office:value="15.915" calcext:value-type="float">
            <text:p>15.915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5" table:formula="of:=[.L9]-[.$C$38]/2" office:value-type="float" office:value="-0.723000000000001" calcext:value-type="float">
            <text:p>-0.723</text:p>
          </table:table-cell>
          <table:table-cell table:formula="of:=[.M9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9]/([.P9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[.B11]*[.C11]/[.A11]/1000" office:value-type="float" office:value="1" calcext:value-type="float">
            <text:p>1</text:p>
          </table:table-cell>
          <table:table-cell table:formula="of:=1/[.A11]*1000" office:value-type="float" office:value="100" calcext:value-type="float">
            <text:p>100</text:p>
          </table:table-cell>
          <table:table-cell table:formula="of:=1/([.A11]*1000-[.D11])*1000000" office:value-type="float" office:value="100.0100010001" calcext:value-type="float">
            <text:p>100.0100</text:p>
          </table:table-cell>
          <table:table-cell table:formula="of:=1/([.A11]*1000+[.D11])*1000000" office:value-type="float" office:value="99.9900009999" calcext:value-type="float">
            <text:p>99.9900</text:p>
          </table:table-cell>
          <table:table-cell table:formula="of:=[.I11]*[.C11]/[.A11]/1000" office:value-type="float" office:value="0.000400000003999992" calcext:value-type="float">
            <text:p>0.0004</text:p>
          </table:table-cell>
          <table:table-cell table:formula="of:=[.F11]-[.G11]" office:value-type="float" office:value="0.0200000001999996" calcext:value-type="float">
            <text:p>0.0200</text:p>
          </table:table-cell>
          <table:table-cell office:value-type="float" office:value="0.318" calcext:value-type="float">
            <text:p>0.3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11]-[.$C$38]/2" office:value-type="float" office:value="9.277" calcext:value-type="float">
            <text:p>9.277</text:p>
          </table:table-cell>
          <table:table-cell table:formula="of:=[.M11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1]/([.P11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[.B12]*[.C12]/[.A12]/1000" office:value-type="float" office:value="10" calcext:value-type="float">
            <text:p>10</text:p>
          </table:table-cell>
          <table:table-cell table:formula="of:=1/[.A12]*1000" office:value-type="float" office:value="100" calcext:value-type="float">
            <text:p>100</text:p>
          </table:table-cell>
          <table:table-cell table:formula="of:=1/([.A12]*1000-[.D12])*1000000" office:value-type="float" office:value="100.1001001001" calcext:value-type="float">
            <text:p>100.1001</text:p>
          </table:table-cell>
          <table:table-cell table:formula="of:=1/([.A12]*1000+[.D12])*1000000" office:value-type="float" office:value="99.9000999000999" calcext:value-type="float">
            <text:p>99.9001</text:p>
          </table:table-cell>
          <table:table-cell table:formula="of:=[.I12]*[.C12]/[.A12]/1000" office:value-type="float" office:value="0.00400000400000408" calcext:value-type="float">
            <text:p>0.0040</text:p>
          </table:table-cell>
          <table:table-cell table:formula="of:=[.F12]-[.G12]" office:value-type="float" office:value="0.200000200000204" calcext:value-type="float">
            <text:p>0.2000</text:p>
          </table:table-cell>
          <table:table-cell office:value-type="float" office:value="3.183" calcext:value-type="float">
            <text:p>3.18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12]-[.$C$38]/2" office:value-type="float" office:value="9.277" calcext:value-type="float">
            <text:p>9.277</text:p>
          </table:table-cell>
          <table:table-cell table:formula="of:=[.M12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2]/([.P12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[.B13]*[.C13]/[.A13]/1000" office:value-type="float" office:value="30" calcext:value-type="float">
            <text:p>30</text:p>
          </table:table-cell>
          <table:table-cell table:formula="of:=1/[.A13]*1000" office:value-type="float" office:value="100" calcext:value-type="float">
            <text:p>100</text:p>
          </table:table-cell>
          <table:table-cell table:formula="of:=1/([.A13]*1000-[.D13])*1000000" office:value-type="float" office:value="100.300902708124" calcext:value-type="float">
            <text:p>100.3009</text:p>
          </table:table-cell>
          <table:table-cell table:formula="of:=1/([.A13]*1000+[.D13])*1000000" office:value-type="float" office:value="99.7008973080758" calcext:value-type="float">
            <text:p>99.7009</text:p>
          </table:table-cell>
          <table:table-cell table:formula="of:=[.I13]*[.C13]/[.A13]/1000" office:value-type="float" office:value="0.012000108000972" calcext:value-type="float">
            <text:p>0.0120</text:p>
          </table:table-cell>
          <table:table-cell table:formula="of:=[.F13]-[.G13]" office:value-type="float" office:value="0.600005400048602" calcext:value-type="float">
            <text:p>0.6000</text:p>
          </table:table-cell>
          <table:table-cell office:value-type="float" office:value="9.55" calcext:value-type="float">
            <text:p>9.5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[.L13]-[.$C$38]/2" office:value-type="float" office:value="5.277" calcext:value-type="float">
            <text:p>5.277</text:p>
          </table:table-cell>
          <table:table-cell table:formula="of:=[.M13]-[.$C$38]/2" office:value-type="float" office:value="25.277" calcext:value-type="float">
            <text:p>25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3]/([.P13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B14]*[.C14]/[.A14]/1000" office:value-type="float" office:value="40" calcext:value-type="float">
            <text:p>40</text:p>
          </table:table-cell>
          <table:table-cell table:formula="of:=1/[.A14]*1000" office:value-type="float" office:value="100" calcext:value-type="float">
            <text:p>100</text:p>
          </table:table-cell>
          <table:table-cell table:formula="of:=1/([.A14]*1000-[.D14])*1000000" office:value-type="float" office:value="100.401606425703" calcext:value-type="float">
            <text:p>100.4016</text:p>
          </table:table-cell>
          <table:table-cell table:formula="of:=1/([.A14]*1000+[.D14])*1000000" office:value-type="float" office:value="99.601593625498" calcext:value-type="float">
            <text:p>99.6016</text:p>
          </table:table-cell>
          <table:table-cell table:formula="of:=[.I14]*[.C14]/[.A14]/1000" office:value-type="float" office:value="0.0160002560040959" calcext:value-type="float">
            <text:p>0.0160</text:p>
          </table:table-cell>
          <table:table-cell table:formula="of:=[.F14]-[.G14]" office:value-type="float" office:value="0.800012800204797" calcext:value-type="float">
            <text:p>0.8000</text:p>
          </table:table-cell>
          <table:table-cell office:value-type="float" office:value="12.73" calcext:value-type="float">
            <text:p>12.7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5" table:formula="of:=[.L14]-[.$C$38]/2" office:value-type="float" office:value="-2.723" calcext:value-type="float">
            <text:p>-2.723</text:p>
          </table:table-cell>
          <table:table-cell table:formula="of:=[.M14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[.Q14]/([.P14]*80)" office:value-type="float" office:value="0.03875" calcext:value-type="float">
            <text:p>0.038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formula="of:=[.B15]*[.C15]/[.A15]/1000" office:value-type="float" office:value="50" calcext:value-type="float">
            <text:p>50</text:p>
          </table:table-cell>
          <table:table-cell table:formula="of:=1/[.A15]*1000" office:value-type="float" office:value="100" calcext:value-type="float">
            <text:p>100</text:p>
          </table:table-cell>
          <table:table-cell table:formula="of:=1/([.A15]*1000-[.D15])*1000000" office:value-type="float" office:value="100.502512562814" calcext:value-type="float">
            <text:p>100.5025</text:p>
          </table:table-cell>
          <table:table-cell table:formula="of:=1/([.A15]*1000+[.D15])*1000000" office:value-type="float" office:value="99.502487562189" calcext:value-type="float">
            <text:p>99.5025</text:p>
          </table:table-cell>
          <table:table-cell table:formula="of:=[.I15]*[.C15]/[.A15]/1000" office:value-type="float" office:value="0.0200005000125006" calcext:value-type="float">
            <text:p>0.0200</text:p>
          </table:table-cell>
          <table:table-cell table:formula="of:=[.F15]-[.G15]" office:value-type="float" office:value="1.00002500062503" calcext:value-type="float">
            <text:p>1.0000</text:p>
          </table:table-cell>
          <table:table-cell office:value-type="float" office:value="15.915" calcext:value-type="float">
            <text:p>15.9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5" table:formula="of:=[.L15]-[.$C$38]/2" office:value-type="float" office:value="-4.723" calcext:value-type="float">
            <text:p>-4.723</text:p>
          </table:table-cell>
          <table:table-cell table:formula="of:=[.M15]-[.$C$38]/2" office:value-type="float" office:value="25.277" calcext:value-type="float">
            <text:p>25.277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Q15]/([.P15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7" table:number-columns-repeated="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formula="of:=[.B17]*[.C17]/[.A17]/1000" office:value-type="float" office:value="2.5" calcext:value-type="float">
            <text:p>2.5</text:p>
          </table:table-cell>
          <table:table-cell table:formula="of:=1/[.A17]*1000" office:value-type="float" office:value="100" calcext:value-type="float">
            <text:p>100</text:p>
          </table:table-cell>
          <table:table-cell table:formula="of:=1/([.A17]*1000-[.D17])*1000000" office:value-type="float" office:value="100.025006251563" calcext:value-type="float">
            <text:p>100.0250</text:p>
          </table:table-cell>
          <table:table-cell table:formula="of:=1/([.A17]*1000+[.D17])*1000000" office:value-type="float" office:value="99.9750062484379" calcext:value-type="float">
            <text:p>99.9750</text:p>
          </table:table-cell>
          <table:table-cell table:formula="of:=[.I17]*[.C17]/[.A17]/1000" office:value-type="float" office:value="0.00250000015624963" calcext:value-type="float">
            <text:p>0.0025</text:p>
          </table:table-cell>
          <table:table-cell table:formula="of:=[.F17]-[.G17]" office:value-type="float" office:value="0.0500000031249925" calcext:value-type="float">
            <text:p>0.0500</text:p>
          </table:table-cell>
          <table:table-cell office:value-type="float" office:value="0.318" calcext:value-type="float">
            <text:p>0.3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L17]-[.$C$38]/2" office:value-type="float" office:value="7.277" calcext:value-type="float">
            <text:p>7.277</text:p>
          </table:table-cell>
          <table:table-cell table:formula="of:=[.M17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7]/([.P1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B18]*[.C18]/[.A18]/1000" office:value-type="float" office:value="25" calcext:value-type="float">
            <text:p>25</text:p>
          </table:table-cell>
          <table:table-cell table:formula="of:=1/[.A18]*1000" office:value-type="float" office:value="100" calcext:value-type="float">
            <text:p>100</text:p>
          </table:table-cell>
          <table:table-cell table:formula="of:=1/([.A18]*1000-[.D18])*1000000" office:value-type="float" office:value="100.250626566416" calcext:value-type="float">
            <text:p>100.2506</text:p>
          </table:table-cell>
          <table:table-cell table:formula="of:=1/([.A18]*1000+[.D18])*1000000" office:value-type="float" office:value="99.7506234413965" calcext:value-type="float">
            <text:p>99.7506</text:p>
          </table:table-cell>
          <table:table-cell table:formula="of:=[.I18]*[.C18]/[.A18]/1000" office:value-type="float" office:value="0.0250001562509766" calcext:value-type="float">
            <text:p>0.0250</text:p>
          </table:table-cell>
          <table:table-cell table:formula="of:=[.F18]-[.G18]" office:value-type="float" office:value="0.500003125019532" calcext:value-type="float">
            <text:p>0.5000</text:p>
          </table:table-cell>
          <table:table-cell office:value-type="float" office:value="3.179" calcext:value-type="float">
            <text:p>3.17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L18]-[.$C$38]/2" office:value-type="float" office:value="5.277" calcext:value-type="float">
            <text:p>5.277</text:p>
          </table:table-cell>
          <table:table-cell table:formula="of:=[.M18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8]/([.P18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[.B19]*[.C19]/[.A19]/1000" office:value-type="float" office:value="50" calcext:value-type="float">
            <text:p>50</text:p>
          </table:table-cell>
          <table:table-cell table:formula="of:=1/[.A19]*1000" office:value-type="float" office:value="100" calcext:value-type="float">
            <text:p>100</text:p>
          </table:table-cell>
          <table:table-cell table:formula="of:=1/([.A19]*1000-[.D19])*1000000" office:value-type="float" office:value="100.502512562814" calcext:value-type="float">
            <text:p>100.5025</text:p>
          </table:table-cell>
          <table:table-cell table:formula="of:=1/([.A19]*1000+[.D19])*1000000" office:value-type="float" office:value="99.502487562189" calcext:value-type="float">
            <text:p>99.5025</text:p>
          </table:table-cell>
          <table:table-cell table:formula="of:=[.I19]*[.C19]/[.A19]/1000" office:value-type="float" office:value="0.0500012500312515" calcext:value-type="float">
            <text:p>0.0500</text:p>
          </table:table-cell>
          <table:table-cell table:formula="of:=[.F19]-[.G19]" office:value-type="float" office:value="1.00002500062503" calcext:value-type="float">
            <text:p>1.0000</text:p>
          </table:table-cell>
          <table:table-cell office:value-type="float" office:value="6.368" calcext:value-type="float">
            <text:p>6.368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6" table:formula="of:=[.L19]-[.$C$38]/2" office:value-type="float" office:value="3.277" calcext:value-type="float">
            <text:p>3.277</text:p>
          </table:table-cell>
          <table:table-cell table:formula="of:=[.M19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9]/([.P19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[.B20]*[.C20]/[.A20]/1000" office:value-type="float" office:value="75" calcext:value-type="float">
            <text:p>75</text:p>
          </table:table-cell>
          <table:table-cell table:formula="of:=1/[.A20]*1000" office:value-type="float" office:value="100" calcext:value-type="float">
            <text:p>100</text:p>
          </table:table-cell>
          <table:table-cell table:formula="of:=1/([.A20]*1000-[.D20])*1000000" office:value-type="float" office:value="100.755667506297" calcext:value-type="float">
            <text:p>100.7557</text:p>
          </table:table-cell>
          <table:table-cell table:formula="of:=1/([.A20]*1000+[.D20])*1000000" office:value-type="float" office:value="99.2555831265509" calcext:value-type="float">
            <text:p>99.2556</text:p>
          </table:table-cell>
          <table:table-cell table:formula="of:=[.I20]*[.C20]/[.A20]/1000" office:value-type="float" office:value="0.0750042189873177" calcext:value-type="float">
            <text:p>0.0750</text:p>
          </table:table-cell>
          <table:table-cell table:formula="of:=[.F20]-[.G20]" office:value-type="float" office:value="1.50008437974635" calcext:value-type="float">
            <text:p>1.5001</text:p>
          </table:table-cell>
          <table:table-cell office:value-type="float" office:value="9.553" calcext:value-type="float">
            <text:p>9.553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5" table:formula="of:=[.L20]-[.$C$38]/2" office:value-type="float" office:value="-0.723000000000001" calcext:value-type="float">
            <text:p>-0.723</text:p>
          </table:table-cell>
          <table:table-cell table:formula="of:=[.M20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0]/([.P20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B21]*[.C21]/[.A21]/1000" office:value-type="float" office:value="100" calcext:value-type="float">
            <text:p>100</text:p>
          </table:table-cell>
          <table:table-cell table:formula="of:=1/[.A21]*1000" office:value-type="float" office:value="100" calcext:value-type="float">
            <text:p>100</text:p>
          </table:table-cell>
          <table:table-cell table:formula="of:=1/([.A21]*1000-[.D21])*1000000" office:value-type="float" office:value="101.010101010101" calcext:value-type="float">
            <text:p>101.0101</text:p>
          </table:table-cell>
          <table:table-cell table:formula="of:=1/([.A21]*1000+[.D21])*1000000" office:value-type="float" office:value="99.009900990099" calcext:value-type="float">
            <text:p>99.0099</text:p>
          </table:table-cell>
          <table:table-cell table:formula="of:=[.I21]*[.C21]/[.A21]/1000" office:value-type="float" office:value="0.1000100010001" calcext:value-type="float">
            <text:p>0.1000</text:p>
          </table:table-cell>
          <table:table-cell table:formula="of:=[.F21]-[.G21]" office:value-type="float" office:value="2.000200020002" calcext:value-type="float">
            <text:p>2.0002</text:p>
          </table:table-cell>
          <table:table-cell office:value-type="float" office:value="12.73" calcext:value-type="float">
            <text:p>12.73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5" table:formula="of:=[.L21]-[.$C$38]/2" office:value-type="float" office:value="-4.723" calcext:value-type="float">
            <text:p>-4.723</text:p>
          </table:table-cell>
          <table:table-cell table:formula="of:=[.M21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Q21]/([.P21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[.B22]*[.C22]/[.A22]/1000" office:value-type="float" office:value="125" calcext:value-type="float">
            <text:p>125</text:p>
          </table:table-cell>
          <table:table-cell table:formula="of:=1/[.A22]*1000" office:value-type="float" office:value="100" calcext:value-type="float">
            <text:p>100</text:p>
          </table:table-cell>
          <table:table-cell table:formula="of:=1/([.A22]*1000-[.D22])*1000000" office:value-type="float" office:value="101.26582278481" calcext:value-type="float">
            <text:p>101.2658</text:p>
          </table:table-cell>
          <table:table-cell table:formula="of:=1/([.A22]*1000+[.D22])*1000000" office:value-type="float" office:value="98.7654320987654" calcext:value-type="float">
            <text:p>98.7654</text:p>
          </table:table-cell>
          <table:table-cell table:formula="of:=[.I22]*[.C22]/[.A22]/1000" office:value-type="float" office:value="0.125019534302235" calcext:value-type="float">
            <text:p>0.1250</text:p>
          </table:table-cell>
          <table:table-cell table:formula="of:=[.F22]-[.G22]" office:value-type="float" office:value="2.5003906860447" calcext:value-type="float">
            <text:p>2.5004</text:p>
          </table:table-cell>
          <table:table-cell office:value-type="float" office:value="15.946" calcext:value-type="float">
            <text:p>15.946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table:formula="of:=[.L22]-[.$C$38]/2" office:value-type="float" office:value="-10.723" calcext:value-type="float">
            <text:p>-10.723</text:p>
          </table:table-cell>
          <table:table-cell table:formula="of:=[.M22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2]/([.P22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7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[.B24]*[.C24]/[.A24]/1000" office:value-type="float" office:value="5" calcext:value-type="float">
            <text:p>5</text:p>
          </table:table-cell>
          <table:table-cell table:formula="of:=1/[.A24]*1000" office:value-type="float" office:value="100" calcext:value-type="float">
            <text:p>100</text:p>
          </table:table-cell>
          <table:table-cell table:formula="of:=1/([.A24]*1000-[.D24])*1000000" office:value-type="float" office:value="100.050025012506" calcext:value-type="float">
            <text:p>100.0500</text:p>
          </table:table-cell>
          <table:table-cell table:formula="of:=1/([.A24]*1000+[.D24])*1000000" office:value-type="float" office:value="99.9500249875063" calcext:value-type="float">
            <text:p>99.9500</text:p>
          </table:table-cell>
          <table:table-cell table:formula="of:=[.I24]*[.C24]/[.A24]/1000" office:value-type="float" office:value="0.0100000025" calcext:value-type="float">
            <text:p>0.0100</text:p>
          </table:table-cell>
          <table:table-cell table:formula="of:=[.F24]-[.G24]" office:value-type="float" office:value="0.100000025" calcext:value-type="float">
            <text:p>0.1000</text:p>
          </table:table-cell>
          <table:table-cell office:value-type="float" office:value="0.316" calcext:value-type="float">
            <text:p>0.3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[.L24]-[.$C$38]/2" office:value-type="float" office:value="9.277" calcext:value-type="float">
            <text:p>9.277</text:p>
          </table:table-cell>
          <table:table-cell table:style-name="ce8" table:formula="of:=[.M24]-[.$C$38]/2" office:value-type="float" office:value="27.277" calcext:value-type="float">
            <text:p>27.277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Q24]/([.P24]*80)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B25]*[.C25]/[.A25]/1000" office:value-type="float" office:value="50" calcext:value-type="float">
            <text:p>50</text:p>
          </table:table-cell>
          <table:table-cell table:formula="of:=1/[.A25]*1000" office:value-type="float" office:value="100" calcext:value-type="float">
            <text:p>100</text:p>
          </table:table-cell>
          <table:table-cell table:formula="of:=1/([.A25]*1000-[.D25])*1000000" office:value-type="float" office:value="100.502512562814" calcext:value-type="float">
            <text:p>100.5025</text:p>
          </table:table-cell>
          <table:table-cell table:formula="of:=1/([.A25]*1000+[.D25])*1000000" office:value-type="float" office:value="99.502487562189" calcext:value-type="float">
            <text:p>99.5025</text:p>
          </table:table-cell>
          <table:table-cell table:formula="of:=[.I25]*[.C25]/[.A25]/1000" office:value-type="float" office:value="0.100002500062503" calcext:value-type="float">
            <text:p>0.1000</text:p>
          </table:table-cell>
          <table:table-cell table:formula="of:=[.F25]-[.G25]" office:value-type="float" office:value="1.00002500062503" calcext:value-type="float">
            <text:p>1.0000</text:p>
          </table:table-cell>
          <table:table-cell office:value-type="float" office:value="3.179" calcext:value-type="float">
            <text:p>3.17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L25]-[.$C$38]/2" office:value-type="float" office:value="5.277" calcext:value-type="float">
            <text:p>5.277</text:p>
          </table:table-cell>
          <table:table-cell table:formula="of:=[.M25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5]/([.P25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B26]*[.C26]/[.A26]/1000" office:value-type="float" office:value="100" calcext:value-type="float">
            <text:p>100</text:p>
          </table:table-cell>
          <table:table-cell table:formula="of:=1/[.A26]*1000" office:value-type="float" office:value="100" calcext:value-type="float">
            <text:p>100</text:p>
          </table:table-cell>
          <table:table-cell table:formula="of:=1/([.A26]*1000-[.D26])*1000000" office:value-type="float" office:value="101.010101010101" calcext:value-type="float">
            <text:p>101.0101</text:p>
          </table:table-cell>
          <table:table-cell table:formula="of:=1/([.A26]*1000+[.D26])*1000000" office:value-type="float" office:value="99.009900990099" calcext:value-type="float">
            <text:p>99.0099</text:p>
          </table:table-cell>
          <table:table-cell table:formula="of:=[.I26]*[.C26]/[.A26]/1000" office:value-type="float" office:value="0.2000200020002" calcext:value-type="float">
            <text:p>0.2000</text:p>
          </table:table-cell>
          <table:table-cell table:formula="of:=[.F26]-[.G26]" office:value-type="float" office:value="2.000200020002" calcext:value-type="float">
            <text:p>2.0002</text:p>
          </table:table-cell>
          <table:table-cell office:value-type="float" office:value="6.526" calcext:value-type="float">
            <text:p>6.52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L26]-[.$C$38]/2" office:value-type="float" office:value="1.277" calcext:value-type="float">
            <text:p>1.277</text:p>
          </table:table-cell>
          <table:table-cell table:formula="of:=[.M26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6]/([.P26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B27]*[.C27]/[.A27]/1000" office:value-type="float" office:value="150" calcext:value-type="float">
            <text:p>150</text:p>
          </table:table-cell>
          <table:table-cell table:formula="of:=1/[.A27]*1000" office:value-type="float" office:value="100" calcext:value-type="float">
            <text:p>100</text:p>
          </table:table-cell>
          <table:table-cell table:formula="of:=1/([.A27]*1000-[.D27])*1000000" office:value-type="float" office:value="101.522842639594" calcext:value-type="float">
            <text:p>101.5228</text:p>
          </table:table-cell>
          <table:table-cell table:formula="of:=1/([.A27]*1000+[.D27])*1000000" office:value-type="float" office:value="98.5221674876847" calcext:value-type="float">
            <text:p>98.5222</text:p>
          </table:table-cell>
          <table:table-cell table:formula="of:=[.I27]*[.C27]/[.A27]/1000" office:value-type="float" office:value="0.300067515190916" calcext:value-type="float">
            <text:p>0.3001</text:p>
          </table:table-cell>
          <table:table-cell table:formula="of:=[.F27]-[.G27]" office:value-type="float" office:value="3.00067515190916" calcext:value-type="float">
            <text:p>3.0007</text:p>
          </table:table-cell>
          <table:table-cell office:value-type="float" office:value="9.49" calcext:value-type="float">
            <text:p>9.49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5" table:formula="of:=[.L27]-[.$C$38]/2" office:value-type="float" office:value="-2.723" calcext:value-type="float">
            <text:p>-2.723</text:p>
          </table:table-cell>
          <table:table-cell table:formula="of:=[.M27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7]/([.P2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[.B28]*[.C28]/[.A28]/1000" office:value-type="float" office:value="200" calcext:value-type="float">
            <text:p>200</text:p>
          </table:table-cell>
          <table:table-cell table:formula="of:=1/[.A28]*1000" office:value-type="float" office:value="100" calcext:value-type="float">
            <text:p>100</text:p>
          </table:table-cell>
          <table:table-cell table:formula="of:=1/([.A28]*1000-[.D28])*1000000" office:value-type="float" office:value="102.040816326531" calcext:value-type="float">
            <text:p>102.0408</text:p>
          </table:table-cell>
          <table:table-cell table:formula="of:=1/([.A28]*1000+[.D28])*1000000" office:value-type="float" office:value="98.0392156862745" calcext:value-type="float">
            <text:p>98.0392</text:p>
          </table:table-cell>
          <table:table-cell table:formula="of:=[.I28]*[.C28]/[.A28]/1000" office:value-type="float" office:value="0.400160064025611" calcext:value-type="float">
            <text:p>0.4002</text:p>
          </table:table-cell>
          <table:table-cell table:formula="of:=[.F28]-[.G28]" office:value-type="float" office:value="4.00160064025611" calcext:value-type="float">
            <text:p>4.0016</text:p>
          </table:table-cell>
          <table:table-cell office:value-type="float" office:value="15.946" calcext:value-type="float">
            <text:p>15.946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table:style-name="ce5" table:formula="of:=[.L28]-[.$C$38]/2" office:value-type="float" office:value="-16.723" calcext:value-type="float">
            <text:p>-16.723</text:p>
          </table:table-cell>
          <table:table-cell table:formula="of:=[.M28]-[.$C$38]/2" office:value-type="float" office:value="27.277" calcext:value-type="float">
            <text:p>27.2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Q28]/([.P28]*80)" office:value-type="float" office:value="0.0375" calcext:value-type="float">
            <text:p>0.0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[.B29]*[.C29]/[.A29]/1000" office:value-type="float" office:value="250" calcext:value-type="float">
            <text:p>250</text:p>
          </table:table-cell>
          <table:table-cell table:formula="of:=1/[.A29]*1000" office:value-type="float" office:value="100" calcext:value-type="float">
            <text:p>100</text:p>
          </table:table-cell>
          <table:table-cell table:formula="of:=1/([.A29]*1000-[.D29])*1000000" office:value-type="float" office:value="102.564102564103" calcext:value-type="float">
            <text:p>102.5641</text:p>
          </table:table-cell>
          <table:table-cell table:formula="of:=1/([.A29]*1000+[.D29])*1000000" office:value-type="float" office:value="97.5609756097561" calcext:value-type="float">
            <text:p>97.5610</text:p>
          </table:table-cell>
          <table:table-cell table:formula="of:=[.I29]*[.C29]/[.A29]/1000" office:value-type="float" office:value="0.500312695434646" calcext:value-type="float">
            <text:p>0.5003</text:p>
          </table:table-cell>
          <table:table-cell table:formula="of:=[.F29]-[.G29]" office:value-type="float" office:value="5.00312695434646" calcext:value-type="float">
            <text:p>5.0031</text:p>
          </table:table-cell>
          <table:table-cell office:value-type="float" office:value="15.946" calcext:value-type="float">
            <text:p>15.946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table:style-name="ce5" table:formula="of:=[.L29]-[.$C$38]/2" office:value-type="float" office:value="-20.723" calcext:value-type="float">
            <text:p>-20.723</text:p>
          </table:table-cell>
          <table:table-cell table:formula="of:=[.M29]-[.$C$38]/2" office:value-type="float" office:value="25.277" calcext:value-type="float">
            <text:p>25.27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Q29]/([.P29]*80)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table:style-name="ce2" office:value-type="float" office:value="0.0000000001" calcext:value-type="float">
            <text:p>1.00E-010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2.723" calcext:value-type="float">
            <text:p>12.723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itRMS[ps]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it P-P[ps]</text:p>
          </table:table-cell>
          <table:table-cell table:formula="of:=[.C37]*[.C36]" office:value-type="float" office:value="25.446" calcext:value-type="float">
            <text:p>25.446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7:58:06.613215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zej Ostrowski</meta:initial-creator>
    <meta:creation-date>2017-10-25T09:28:17.140802321</meta:creation-date>
    <dc:date>2017-12-11T15:48:43.419857659</dc:date>
    <dc:creator>Blazej Ostrowski</dc:creator>
    <meta:editing-duration>P9DT9H29M15S</meta:editing-duration>
    <meta:editing-cycles>59</meta:editing-cycles>
    <meta:generator>LibreOffice/4.2.8.2$Linux_X86_64 LibreOffice_project/420$Build-2</meta:generator>
    <meta:document-statistic meta:table-count="1" meta:cell-count="476" meta:object-count="0"/>
  </office:meta>
</office:document-meta>
</file>